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Roboto" svg:font-family="Roboto,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top="0.265cm" fo:margin-bottom="0.265cm" loext:contextual-spacing="false" fo:orphans="2" fo:widows="2"/>
      <style:text-properties officeooo:paragraph-rsid="00196a0b"/>
    </style:style>
    <style:style style:name="P2" style:family="paragraph" style:parent-style-name="Text_20_body">
      <style:paragraph-properties fo:margin-top="0.265cm" fo:margin-bottom="0.265cm" loext:contextual-spacing="false" fo:orphans="2" fo:widows="2"/>
      <style:text-properties fo:color="#0a0004" fo:font-size="12pt" officeooo:paragraph-rsid="00185cc4" loext:padding="0cm" loext:border="none"/>
    </style:style>
    <style:style style:name="P3" style:family="paragraph" style:parent-style-name="Text_20_body">
      <style:paragraph-properties fo:margin-top="0.265cm" fo:margin-bottom="0.265cm" loext:contextual-spacing="false" fo:orphans="2" fo:widows="2"/>
      <style:text-properties fo:font-variant="normal" fo:text-transform="none" fo:color="#0a0004" fo:letter-spacing="normal" officeooo:paragraph-rsid="00185cc4" loext:padding="0cm" loext:border="none"/>
    </style:style>
    <style:style style:name="P4" style:family="paragraph" style:parent-style-name="Text_20_body">
      <style:paragraph-properties fo:margin-left="0cm" fo:margin-right="0cm" fo:margin-top="0.265cm" fo:margin-bottom="0.265cm" loext:contextual-spacing="false" fo:orphans="2" fo:widows="2" fo:text-indent="0cm" style:auto-text-indent="false"/>
      <style:text-properties fo:font-variant="normal" fo:text-transform="none" fo:color="#0a0004" fo:letter-spacing="normal" officeooo:paragraph-rsid="00185cc4" loext:padding="0cm" loext:border="none"/>
    </style:style>
    <style:style style:name="T1" style:family="text">
      <style:text-properties fo:font-variant="normal" fo:text-transform="none" fo:color="#0a0004" style:font-name="Roboto" fo:font-size="14.25pt" fo:letter-spacing="normal" fo:font-style="normal" fo:font-weight="normal" loext:padding="0cm" loext:border="none"/>
    </style:style>
    <style:style style:name="T2" style:family="text">
      <style:text-properties fo:font-variant="normal" fo:text-transform="none" fo:color="#0a0004" style:font-name="Roboto" fo:font-size="14.25pt" fo:letter-spacing="normal" fo:font-style="normal" fo:font-weight="normal" officeooo:rsid="00196a0b" loext:padding="0cm" loext:border="none"/>
    </style:style>
    <style:style style:name="T3" style:family="text">
      <style:text-properties officeooo:rsid="0018b2a1"/>
    </style:style>
    <style:style style:name="T4" style:family="text">
      <style:text-properties style:font-name="Roboto" fo:font-size="14.25pt" fo:font-style="normal" fo:font-weight="normal"/>
    </style:style>
    <style:style style:name="T5" style:family="text">
      <style:text-properties style:font-name="Roboto" fo:font-size="14.25pt" fo:font-style="normal" fo:font-weight="normal" officeooo:rsid="0018b2a1"/>
    </style:style>
    <style:style style:name="T6" style:family="text">
      <style:text-properties style:font-name="Roboto" fo:font-size="14.25pt" fo:font-style="normal" fo:font-weight="normal" officeooo:rsid="00196a0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isclaimer</text:p>
      <text:p text:style-name="P4"><text:span text:style-name="T5">Terror Trail </text:span><text:span text:style-name="T4">(</text:span><text:span text:style-name="T5">#Loveyourself and affiliates</text:span><text:span text:style-name="T4">) reserves the right to refuse entrance to any customer at any time for any reason.</text:span></text:p>
      <text:p text:style-name="P3"><text:span text:style-name="T4">Guests will voluntarily assume all risks and dangers associated with this attraction, and agrees to release the operator(s), affiliates, directors, employees from any or all liability, harm, injury or death, cost or expense whatsoever that may arise directly or indirectly from attending the event.</text:span></text:p>
      <text:p text:style-name="P3"><text:span text:style-name="T4">THIS IS AN OUTDOOR EVENT IN THE DARK, please wear appropriate footwear and clothing (no sandals or high heels). This event includes, uneven walking surfaces, low light, complete dark, lighting and sound effects and disturbances, in a physically demanding environment.</text:span></text:p>
      <text:p text:style-name="P3"><text:span text:style-name="T4">You should not participate if you are, including but not limited to: pregnant, are prone to seizures, have heart or back </text:span><text:span text:style-name="T6">or feet</text:span><text:span text:style-name="T4"> issues.</text:span></text:p>
      <text:p text:style-name="P1"><text:span text:style-name="T2">Terror Trail</text:span><text:span text:style-name="T1"> regulations are strictly enforced by security and law enforcement. </text:span><text:span text:style-name="T2">We</text:span><text:span text:style-name="T1"> reserve the right to refuse any patron at anytime for inappropriate behaviour or carrying of items into the </text:span><text:span text:style-name="T2">property</text:span><text:span text:style-name="T1"> or any reason at all. </text:span></text:p>
      <text:p text:style-name="P1"><text:span text:style-name="T1">No refunds </text:span><text:span text:style-name="T2">of any kind</text:span><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Roboto" svg:font-family="Roboto,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18T22:40:51.992586326</meta:creation-date>
    <dc:date>2019-07-18T23:55:51.425192018</dc:date>
    <meta:editing-duration>PT4M8S</meta:editing-duration>
    <meta:editing-cycles>1</meta:editing-cycles>
    <meta:document-statistic meta:table-count="0" meta:image-count="0" meta:object-count="0" meta:page-count="1" meta:paragraph-count="7" meta:word-count="170" meta:character-count="1081" meta:non-whitespace-character-count="917"/>
    <meta:generator>LibreOffice/6.0.6.2$Linux_X86_64 LibreOffice_project/00m0$Build-2</meta:generator>
  </office:meta>
</office:document-meta>
</file>